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Alexei KLENIN</text:p>
      <text:p text:style-name="P1">du 01/10/2013 au 31/10/2013</text:p>
      <text:p text:style-name="Standard"/>
      <text:p text:style-name="Standard">L'activité de cette période a portée essentiellement sur la gestion des caches, dans le noyaux de GenericSystem aussi que dans l'interface graphique de l'application MyAdmin. Durant la même période un changement important a eu lieu dans la manière de travailler de notre équipe. L'application Jenkins a été mise en place afin de réaliser l’Intégration Continue du projet.</text:p>
      <text:p text:style-name="Standard">Le développement a été accompagnée durant cette période par la correction de bugs et par refactorisation du noyaux de GenericSystem aussi que de l'application d'administration MyAdmin.</text:p>
      <text:h text:style-name="Heading_20_1" text:outline-level="1">Gestion des caches</text:h>
      <text:p text:style-name="Text_20_body">L'objectifs de ce travail été d'offrir la possibilité de gérer plusieurs transactions et caches, d'assurer les mécanismes d'accès concurrentiel aux données et leur intégrité. Cache est un tampon de données provisoires qui peuvent être persistées dans le moteur d'informations ou abandonnées. Les caches permettent de modifier les données en toute sécurité.</text:p>
      <text:p text:style-name="Text_20_body">Trois fonctionnalités ont été créée au niveau du noyaux pour manipuler les caches : <text:span text:style-name="T1">mountNewCache</text:span> – crée le nouveau cache sur le cache,</text:p>
      <text:p text:style-name="Text_20_body"><text:span text:style-name="T1">flushAndUnmount</text:span> – sauvegarde les données du cache dans le cache dessous ou dans le moteur de données si on manipule le cache du niveau 1 (cache liée à la transaction),</text:p>
      <text:p text:style-name="Text_20_body"><text:span text:style-name="T1">discardAndUnmount</text:span> - abandonne les données du cache et passe au cache du niveau de dessous.</text:p>
      <text:p text:style-name="Text_20_body">Ces trois fonctionnalités sont désormais disponibles via le menu principal de MyAdmin.</text:p>
      <text:p text:style-name="Text_20_body">L'autre changement a été apporté à la méthode de sauvegarde (flush) du cache. Désormais les Generics automatiques (c.a.d déduits automatiquement du graphe) ne sont sauvegardées que si des nœuds utilisateurs sont posés sur eux.</text:p>
      <text:p text:style-name="Text_20_body">Les Generics qui ont été supprimés dans le cache sont marquées comme supprimés. Au moment de sauvegarde du cache les modifications passent par le cache insécurisé (UnsafeCache). Cela est nécessaire pour éviter la violation des contraintes car dans la situation où plusieurs génériques sont supprimés le cache peut passer par un état instable.</text:p>
      <text:p text:style-name="Text_20_body">Le dernier changement impactant le cache est le fait de ne plus injecter le cache directement dans les beans de MyAdmin. Désormais tout bean qui doit manipuler le cache doit passer par un bean injecté CacheProvider.</text:p>
      <text:h text:style-name="Heading_20_1" text:outline-level="1">Intégration Continue</text:h>
      <text:p text:style-name="Text_20_body">Cherchant à réduire le temps passé à tester et à publier les nouvelle versions de GenericSystem nous avons mis en place l’Intégration Continue. Pour cela l'outil Jenkins a été mis en place. Les tâches configurées sur à être exécutées quotidiennement :</text:p>
      <text:list xml:id="list1508536115" text:style-name="L1">
        <text:list-item>
          <text:p text:style-name="P2">Récupération des sources du GitHub ;</text:p>
        </text:list-item>
        <text:list-item>
          <text:p text:style-name="P2">Compilation des sources ;</text:p>
        </text:list-item>
        <text:list-item>
          <text:p text:style-name="P2">Dans le cas d’échec de compilation envoie d’émail aux responsables du projet ;</text:p>
        </text:list-item>
        <text:list-item>
          <text:p text:style-name="P2">Dans le cas du succès la mise à jour du répository Maven ;</text:p>
        </text:list-item>
        <text:list-item>
          <text:p text:style-name="P2">Génération et la mise en ligne automatique de la documentation JavaDoc d'API de GenericSystem ;</text:p>
        </text:list-item>
        <text:list-item>
          <text:p text:style-name="P2">Exécution des tests ;</text:p>
        </text:list-item>
      </text:list>
      <text:h text:style-name="Heading_20_1" text:outline-level="1"><text:soft-page-break/>Correction des bugs et la factorisation</text:h>
      <text:p text:style-name="Text_20_body">Les tâches suivantes ont été également réalisées dans le cadre du développement du projet :</text:p>
      <text:list xml:id="list486915326" text:style-name="L2">
        <text:list-item>
          <text:p text:style-name="P3">Sortie des Structurals de la classe GenericImpl ;</text:p>
        </text:list-item>
        <text:list-item>
          <text:p text:style-name="P3">Implémentation d'un meilleur mécanisme de gestion des Structurals et StructuralWrappers.</text:p>
        </text:list-item>
        <text:list-item>
          <text:p text:style-name="P3">Changement de l'héritage de MapProvider. Désormais l'interface MapProvider hérite de l'interface Attribute.</text:p>
        </text:list-item>
        <text:list-item>
          <text:p text:style-name="P3">Correction d'affichage des popups dans la partie Edit de l'application MyAdmin ;</text:p>
        </text:list-item>
        <text:list-item>
          <text:p text:style-name="P3">Création du bean MapProviderBean ;</text:p>
        </text:list-item>
        <text:list-item>
          <text:p text:style-name="P3">Correction de la procédure d'ajout des nouvelle entrée dans la Map ;</text:p>
        </text:list-item>
        <text:list-item>
          <text:p text:style-name="P3">Unification des contraintes UniqueValueConstraint et UniqueStructuralValueConstraint ;</text:p>
        </text:list-item>
        <text:list-item>
          <text:p text:style-name="P3">Création de la méthode getSubTree() pour les génériques Type ;</text:p>
        </text:list-item>
        <text:list-item>
          <text:p text:style-name="P3">Création de StructuralNamingConstraint. Contrainte UniqueValueConstraint n'est plus une contrainte par défaut ;</text:p>
        </text:list-item>
        <text:list-item>
          <text:p text:style-name="P3"><text:s/>Renommage des classes et des méthodes ;</text:p>
        </text:list-item>
        <text:list-item>
          <text:p text:style-name="P3">Refactoring des beans ;</text:p>
        </text:list-item>
        <text:list-item>
          <text:p text:style-name="P3">Suppression des implicites de l'interface de MyAdmin ;</text:p>
        </text:list-item>
        <text:list-item>
          <text:p text:style-name="P3">Introduction de mise à jour du timestamp d'une transaction à chaque raquette vers MyAdmin.</text:p>
        </text:list-item>
        <text:list-item>
          <text:p text:style-name="P3">Ajout du bouton Refresh Tree dans MyAdmi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8:12:02</meta:creation-date>
    <dc:date>2013-11-19T11:04:30</dc:date>
    <meta:editing-duration>PT2H48M13S</meta:editing-duration>
    <meta:editing-cycles>80</meta:editing-cycles>
    <meta:generator>LibreOffice/3.5$Linux_X86_64 LibreOffice_project/350m1$Build-2</meta:generator>
    <meta:document-statistic meta:table-count="0" meta:image-count="0" meta:object-count="0" meta:page-count="2" meta:paragraph-count="38" meta:word-count="618" meta:character-count="3959" meta:non-whitespace-character-count="3398"/>
  </office:meta>
</office:document-meta>
</file>